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-0" style:family="table">
      <style:table-properties style:width="17cm" table:align="margins"/>
    </style:style>
    <style:style style:name="TABLE-0.A" style:family="table-column">
      <style:table-column-properties style:column-width="2.429cm" style:rel-column-width="9362*"/>
    </style:style>
    <style:style style:name="TABLE-0.G" style:family="table-column">
      <style:table-column-properties style:column-width="2.429cm" style:rel-column-width="9363*"/>
    </style:style>
    <style:style style:name="TABLE-1" style:family="table">
      <style:table-properties style:width="17cm" table:align="margins"/>
    </style:style>
    <style:style style:name="TABLE-1.A" style:family="table-column">
      <style:table-column-properties style:column-width="2.833cm" style:rel-column-width="10922*"/>
    </style:style>
    <style:style style:name="TABLE-1.F" style:family="table-column">
      <style:table-column-properties style:column-width="2.835cm" style:rel-column-width="10925*"/>
    </style:style>
    <style:style style:name="TABLE-2" style:family="table">
      <style:table-properties style:width="17cm" table:align="margins"/>
    </style:style>
    <style:style style:name="TABLE-2.A" style:family="table-column">
      <style:table-column-properties style:column-width="2.833cm" style:rel-column-width="10922*"/>
    </style:style>
    <style:style style:name="TABLE-2.F" style:family="table-column">
      <style:table-column-properties style:column-width="2.835cm" style:rel-column-width="10925*"/>
    </style:style>
    <style:style style:name="P1" style:family="paragraph" style:parent-style-name="Standard">
      <style:text-properties officeooo:paragraph-rsid="001a8534"/>
    </style:style>
    <style:style style:name="P2" style:family="paragraph" style:parent-style-name="Standard">
      <style:text-properties officeooo:rsid="001a8534" officeooo:paragraph-rsid="001a8534"/>
    </style:style>
    <style:style style:name="P3" style:family="paragraph" style:parent-style-name="Standard">
      <style:text-properties officeooo:rsid="001be6f7" officeooo:paragraph-rsid="001c5e1c"/>
    </style:style>
    <style:style style:name="P4" style:family="paragraph" style:parent-style-name="Standard">
      <style:text-properties officeooo:rsid="001c5e1c" officeooo:paragraph-rsid="001c5e1c"/>
    </style:style>
    <style:style style:name="T1" style:family="text">
      <style:text-properties officeooo:rsid="001a8534"/>
    </style:style>
    <style:style style:name="T2" style:family="text">
      <style:text-properties officeooo:rsid="001be6f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ET DATA /TYPE=ODS /FILE="/media/m/depo_ssd/aa/pspp/1307TokatDevletHBV.ods" /SHEET= NAME 'Sheet 1' /READNAMES=ON /CELLRANGE=RANGE "A1:M1245". </text:p>
      <text:p text:style-name="Standard">CROSSTABS /TABLES= Ncinsiyet BY PNSonuç /FORMAT=AVALUE TABLES PIVOT /STATISTICS=CHISQ /CELLS=COUNT ROW COLUMN TOTAL.</text:p>
      <text:h text:style-name="Heading_20_2" text:outline-level="2">Summary</text:h>
      <table:table table:name="TABLE-0" table:style-name="TABLE-0">
        <table:table-column table:style-name="TABLE-0.A" table:number-columns-repeated="6"/>
        <table:table-column table:style-name="TABLE-0.G"/>
        <table:table-header-rows>
          <table:table-row table:style-name="TableLine93954008834752">
            <table:table-cell office:value-type="string">
              <text:p text:style-name="Table_20_Heading"/>
            </table:table-cell>
            <table:table-cell table:number-columns-spanned="6" office:value-type="string">
              <text:p text:style-name="Table_20_Heading">Vakala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3954001626576">
            <table:table-cell office:value-type="string">
              <text:p text:style-name="Table_20_Heading"/>
            </table:table-cell>
            <table:table-cell table:number-columns-spanned="2" office:value-type="string">
              <text:p text:style-name="Table_20_Heading">Geçerli</text:p>
            </table:table-cell>
            <table:covered-table-cell/>
            <table:table-cell table:number-columns-spanned="2" office:value-type="string">
              <text:p text:style-name="Table_20_Heading">Eksik</text:p>
            </table:table-cell>
            <table:covered-table-cell/>
            <table:table-cell table:number-columns-spanned="2" office:value-type="string">
              <text:p text:style-name="Table_20_Heading">Toplam</text:p>
            </table:table-cell>
            <table:covered-table-cell/>
          </table:table-row>
          <table:table-row table:style-name="TableLine93954009055792">
            <table:table-cell office:value-type="string">
              <text:p text:style-name="Table_20_Heading"/>
            </table:table-cell>
            <table:table-cell office:value-type="string">
              <text:p text:style-name="Table_20_Heading">Adet</text:p>
            </table:table-cell>
            <table:table-cell office:value-type="string">
              <text:p text:style-name="Table_20_Heading">Yüzde</text:p>
            </table:table-cell>
            <table:table-cell office:value-type="string">
              <text:p text:style-name="Table_20_Heading">Adet</text:p>
            </table:table-cell>
            <table:table-cell office:value-type="string">
              <text:p text:style-name="Table_20_Heading">Yüzde</text:p>
            </table:table-cell>
            <table:table-cell office:value-type="string">
              <text:p text:style-name="Table_20_Heading">Adet</text:p>
            </table:table-cell>
            <table:table-cell office:value-type="string">
              <text:p text:style-name="Table_20_Heading">Yüzde</text:p>
            </table:table-cell>
          </table:table-row>
        </table:table-header-rows>
        <table:table-row table:style-name="TableLine93954007805104">
          <table:table-cell office:value-type="string">
            <text:p text:style-name="Table_20_Heading">Ncinsiyet × PNSonuç</text:p>
          </table:table-cell>
          <table:table-cell office:value-type="string">
            <text:p text:style-name="Table_20_Contents">1244</text:p>
          </table:table-cell>
          <table:table-cell office:value-type="string">
            <text:p text:style-name="Table_20_Contents">100,0%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,0%</text:p>
          </table:table-cell>
          <table:table-cell office:value-type="string">
            <text:p text:style-name="Table_20_Contents">1244</text:p>
          </table:table-cell>
          <table:table-cell office:value-type="string">
            <text:p text:style-name="Table_20_Contents">100,0%</text:p>
          </table:table-cell>
        </table:table-row>
      </table:table>
      <text:h text:style-name="Heading_20_2" text:outline-level="2">Ncinsiyet × PNSonuç</text:h>
      <table:table table:name="TABLE-1" table:style-name="TABLE-1">
        <table:table-column table:style-name="TABLE-1.A" table:number-columns-repeated="5"/>
        <table:table-column table:style-name="TABLE-1.F"/>
        <table:table-header-rows>
          <table:table-row table:style-name="TableLine93954165544256"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table:number-columns-spanned="2" office:value-type="string">
              <text:p text:style-name="Table_20_Heading">PNSonuç</text:p>
            </table:table-cell>
            <table:covered-table-cell/>
            <table:table-cell table:number-rows-spanned="2" office:value-type="string">
              <text:p text:style-name="Table_20_Heading">Toplam</text:p>
            </table:table-cell>
          </table:table-row>
          <table:table-row table:style-name="TableLine93954009062560"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0</text:p>
            </table:table-cell>
            <table:table-cell office:value-type="string">
              <text:p text:style-name="Table_20_Heading">1</text:p>
            </table:table-cell>
            <table:covered-table-cell/>
          </table:table-row>
        </table:table-header-rows>
        <table:table-row table:style-name="TableLine93954240373024">
          <table:table-cell table:number-rows-spanned="8" office:value-type="string">
            <text:p text:style-name="Table_20_Heading">Ncinsiyet</text:p>
          </table:table-cell>
          <table:table-cell table:number-rows-spanned="4" office:value-type="string">
            <text:p text:style-name="Table_20_Heading">0</text:p>
          </table:table-cell>
          <table:table-cell office:value-type="string">
            <text:p text:style-name="Table_20_Heading">Sayı</text:p>
          </table:table-cell>
          <table:table-cell office:value-type="string">
            <text:p text:style-name="Table_20_Contents">204</text:p>
          </table:table-cell>
          <table:table-cell office:value-type="string">
            <text:p text:style-name="Table_20_Contents">379</text:p>
          </table:table-cell>
          <table:table-cell office:value-type="string">
            <text:p text:style-name="Table_20_Contents">583</text:p>
          </table:table-cell>
        </table:table-row>
        <table:table-row table:style-name="TableLine93954011500128">
          <table:covered-table-cell/>
          <table:covered-table-cell/>
          <table:table-cell office:value-type="string">
            <text:p text:style-name="Table_20_Heading">Row %</text:p>
          </table:table-cell>
          <table:table-cell office:value-type="string">
            <text:p text:style-name="Table_20_Contents">35,0%</text:p>
          </table:table-cell>
          <table:table-cell office:value-type="string">
            <text:p text:style-name="Table_20_Contents">65,0%</text:p>
          </table:table-cell>
          <table:table-cell office:value-type="string">
            <text:p text:style-name="Table_20_Contents">100,0%</text:p>
          </table:table-cell>
        </table:table-row>
        <table:table-row table:style-name="TableLine93954239352416">
          <table:covered-table-cell/>
          <table:covered-table-cell/>
          <table:table-cell office:value-type="string">
            <text:p text:style-name="Table_20_Heading">Column %</text:p>
          </table:table-cell>
          <table:table-cell office:value-type="string">
            <text:p text:style-name="Table_20_Contents">42,9%</text:p>
          </table:table-cell>
          <table:table-cell office:value-type="string">
            <text:p text:style-name="Table_20_Contents">49,3%</text:p>
          </table:table-cell>
          <table:table-cell office:value-type="string">
            <text:p text:style-name="Table_20_Contents">46,9%</text:p>
          </table:table-cell>
        </table:table-row>
        <table:table-row table:style-name="TableLine93954229534544">
          <table:covered-table-cell/>
          <table:covered-table-cell/>
          <table:table-cell office:value-type="string">
            <text:p text:style-name="Table_20_Heading">Total %</text:p>
          </table:table-cell>
          <table:table-cell office:value-type="string">
            <text:p text:style-name="Table_20_Contents">16,4%</text:p>
          </table:table-cell>
          <table:table-cell office:value-type="string">
            <text:p text:style-name="Table_20_Contents">30,5%</text:p>
          </table:table-cell>
          <table:table-cell office:value-type="string">
            <text:p text:style-name="Table_20_Contents">46,9%</text:p>
          </table:table-cell>
        </table:table-row>
        <table:table-row table:style-name="TableLine93954015269664">
          <table:covered-table-cell/>
          <table:table-cell table:number-rows-spanned="4" office:value-type="string">
            <text:p text:style-name="Table_20_Heading">1</text:p>
          </table:table-cell>
          <table:table-cell office:value-type="string">
            <text:p text:style-name="Table_20_Heading">Sayı</text:p>
          </table:table-cell>
          <table:table-cell office:value-type="string">
            <text:p text:style-name="Table_20_Contents">271</text:p>
          </table:table-cell>
          <table:table-cell office:value-type="string">
            <text:p text:style-name="Table_20_Contents">390</text:p>
          </table:table-cell>
          <table:table-cell office:value-type="string">
            <text:p text:style-name="Table_20_Contents">661</text:p>
          </table:table-cell>
        </table:table-row>
        <table:table-row table:style-name="TableLine93954245318304">
          <table:covered-table-cell/>
          <table:covered-table-cell/>
          <table:table-cell office:value-type="string">
            <text:p text:style-name="Table_20_Heading">Row %</text:p>
          </table:table-cell>
          <table:table-cell office:value-type="string">
            <text:p text:style-name="Table_20_Contents">41,0%</text:p>
          </table:table-cell>
          <table:table-cell office:value-type="string">
            <text:p text:style-name="Table_20_Contents">59,0%</text:p>
          </table:table-cell>
          <table:table-cell office:value-type="string">
            <text:p text:style-name="Table_20_Contents">100,0%</text:p>
          </table:table-cell>
        </table:table-row>
        <table:table-row table:style-name="TableLine93954260403744">
          <table:covered-table-cell/>
          <table:covered-table-cell/>
          <table:table-cell office:value-type="string">
            <text:p text:style-name="Table_20_Heading">Column %</text:p>
          </table:table-cell>
          <table:table-cell office:value-type="string">
            <text:p text:style-name="Table_20_Contents">57,1%</text:p>
          </table:table-cell>
          <table:table-cell office:value-type="string">
            <text:p text:style-name="Table_20_Contents">50,7%</text:p>
          </table:table-cell>
          <table:table-cell office:value-type="string">
            <text:p text:style-name="Table_20_Contents">53,1%</text:p>
          </table:table-cell>
        </table:table-row>
        <table:table-row table:style-name="TableLine93954258696432">
          <table:covered-table-cell/>
          <table:covered-table-cell/>
          <table:table-cell office:value-type="string">
            <text:p text:style-name="Table_20_Heading">Total %</text:p>
          </table:table-cell>
          <table:table-cell office:value-type="string">
            <text:p text:style-name="Table_20_Contents">21,8%</text:p>
          </table:table-cell>
          <table:table-cell office:value-type="string">
            <text:p text:style-name="Table_20_Contents">31,4%</text:p>
          </table:table-cell>
          <table:table-cell office:value-type="string">
            <text:p text:style-name="Table_20_Contents">53,1%</text:p>
          </table:table-cell>
        </table:table-row>
        <table:table-row table:style-name="TableLine93954009328400">
          <table:table-cell table:number-rows-spanned="4" table:number-columns-spanned="2" office:value-type="string">
            <text:p text:style-name="Table_20_Heading">Toplam</text:p>
          </table:table-cell>
          <table:covered-table-cell/>
          <table:table-cell office:value-type="string">
            <text:p text:style-name="Table_20_Heading">Sayı</text:p>
          </table:table-cell>
          <table:table-cell office:value-type="string">
            <text:p text:style-name="Table_20_Contents">475</text:p>
          </table:table-cell>
          <table:table-cell office:value-type="string">
            <text:p text:style-name="Table_20_Contents">769</text:p>
          </table:table-cell>
          <table:table-cell office:value-type="string">
            <text:p text:style-name="Table_20_Contents">1244</text:p>
          </table:table-cell>
        </table:table-row>
        <table:table-row table:style-name="TableLine93954007382992">
          <table:covered-table-cell/>
          <table:covered-table-cell/>
          <table:table-cell office:value-type="string">
            <text:p text:style-name="Table_20_Heading">Row %</text:p>
          </table:table-cell>
          <table:table-cell office:value-type="string">
            <text:p text:style-name="Table_20_Contents">38,2%</text:p>
          </table:table-cell>
          <table:table-cell office:value-type="string">
            <text:p text:style-name="Table_20_Contents">61,8%</text:p>
          </table:table-cell>
          <table:table-cell office:value-type="string">
            <text:p text:style-name="Table_20_Contents">100,0%</text:p>
          </table:table-cell>
        </table:table-row>
        <table:table-row table:style-name="TableLine93954009110064">
          <table:covered-table-cell/>
          <table:covered-table-cell/>
          <table:table-cell office:value-type="string">
            <text:p text:style-name="Table_20_Heading">Column %</text:p>
          </table:table-cell>
          <table:table-cell office:value-type="string">
            <text:p text:style-name="Table_20_Contents">100,0%</text:p>
          </table:table-cell>
          <table:table-cell office:value-type="string">
            <text:p text:style-name="Table_20_Contents">100,0%</text:p>
          </table:table-cell>
          <table:table-cell office:value-type="string">
            <text:p text:style-name="Table_20_Contents">100,0%</text:p>
          </table:table-cell>
        </table:table-row>
        <table:table-row table:style-name="TableLine93954189891744">
          <table:covered-table-cell/>
          <table:covered-table-cell/>
          <table:table-cell office:value-type="string">
            <text:p text:style-name="Table_20_Heading">Total %</text:p>
          </table:table-cell>
          <table:table-cell office:value-type="string">
            <text:p text:style-name="Table_20_Contents">38,2%</text:p>
          </table:table-cell>
          <table:table-cell office:value-type="string">
            <text:p text:style-name="Table_20_Contents">61,8%</text:p>
          </table:table-cell>
          <table:table-cell office:value-type="string">
            <text:p text:style-name="Table_20_Contents">100,0%</text:p>
          </table:table-cell>
        </table:table-row>
      </table:table>
      <text:h text:style-name="Heading_20_2" text:outline-level="2">Chi-Square Tests</text:h>
      <table:table table:name="TABLE-2" table:style-name="TABLE-2">
        <table:table-column table:style-name="TABLE-2.A" table:number-columns-repeated="5"/>
        <table:table-column table:style-name="TABLE-2.F"/>
        <table:table-header-rows>
          <table:table-row table:style-name="TableLine93954009088848">
            <table:table-cell office:value-type="string">
              <text:p text:style-name="Table_20_Heading"/>
            </table:table-cell>
            <table:table-cell office:value-type="string">
              <text:p text:style-name="Table_20_Heading">Değer</text:p>
            </table:table-cell>
            <table:table-cell office:value-type="string">
              <text:p text:style-name="Table_20_Heading">Serbestlik Derecesi</text:p>
            </table:table-cell>
            <table:table-cell office:value-type="string">
              <text:p text:style-name="Table_20_Heading">Asymptotic Sig. (2-tailed)</text:p>
            </table:table-cell>
            <table:table-cell office:value-type="string">
              <text:p text:style-name="Table_20_Heading">Kesin Anlamlılık (İki Yanlı)</text:p>
            </table:table-cell>
            <table:table-cell office:value-type="string">
              <text:p text:style-name="Table_20_Heading">Kesin Anlamlılık (Tek Yanlı)</text:p>
            </table:table-cell>
          </table:table-row>
        </table:table-header-rows>
        <table:table-row table:style-name="TableLine93954007359552">
          <table:table-cell office:value-type="string">
            <text:p text:style-name="Table_20_Heading">Pearson Ki-Kare</text:p>
          </table:table-cell>
          <table:table-cell office:value-type="string">
            <text:p text:style-name="Table_20_Contents">4,74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,030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 table:style-name="TableLine93954008769552">
          <table:table-cell office:value-type="string">
            <text:p text:style-name="Table_20_Heading">Olabilirlik Oranı</text:p>
          </table:table-cell>
          <table:table-cell office:value-type="string">
            <text:p text:style-name="Table_20_Contents">4,75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,029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 table:style-name="TableLine93954007992960">
          <table:table-cell office:value-type="string">
            <text:p text:style-name="Table_20_Heading">Fisher Anlamlılık Testi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,031</text:p>
          </table:table-cell>
          <table:table-cell office:value-type="string">
            <text:p text:style-name="Table_20_Contents">,017</text:p>
          </table:table-cell>
        </table:table-row>
        <table:table-row table:style-name="TableLine93954009328016">
          <table:table-cell office:value-type="string">
            <text:p text:style-name="Table_20_Heading">Süreklilik Düzeltmesi</text:p>
          </table:table-cell>
          <table:table-cell office:value-type="string">
            <text:p text:style-name="Table_20_Contents">4,48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,034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 table:style-name="TableLine93954009402640">
          <table:table-cell office:value-type="string">
            <text:p text:style-name="Table_20_Heading">Geçerli Vakaların N Tanesi</text:p>
          </table:table-cell>
          <table:table-cell office:value-type="string">
            <text:p text:style-name="Table_20_Contents">1244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Çalışmada, Mart 2020 ile Mart 2022 tarihleri arasında Tokat Devlet Hastanesi Mikrobiyoloji laboratuvarına çeşitli poliklinik ve servislerden gönderilen yaş aralığı …………. yaş olan toplam …………….. kişiden alınan serum örneklerinde ve <text:span text:style-name="T1">HBV-DNA, HCV RNA ve </text:span></text:p>
      <text:p text:style-name="P1"><text:span text:style-name="T1">anti-Hbs antikoru araştırıldı.</text:span></text:p>
      <text:p text:style-name="P1"/>
      <text:p text:style-name="Standard">HBsAg pozitif saptanan ……………… kişide HBV-DNA yöntemi ile kantitatif olarak değerlendirildi. </text:p>
      <text:p text:style-name="Standard"/>
      <text:p text:style-name="Standard"/>
      <text:p text:style-name="Standard"/>
      <text:p text:style-name="Standard"><text:s/>- <text:span text:style-name="T1">HBV-DNA testi yapılan toplam 1244 kişi arasından </text:span>HBV-DNA pozitif bulunan toplam <text:span text:style-name="T1">769 </text:span>kişi <text:span text:style-name="T1">(61.8%)</text:span> <text:span text:style-name="T1">vardı.</text:span></text:p>
      <text:p text:style-name="P2">- HBV DNA pozitif (+) saptanan hastalarda cinsiyet bakımından <text:s text:c="2"/>iki değişken arasında anlamlı bir ilişki <text:span text:style-name="T2">gözlendi (</text:span>anlamlı bir fark gözükmedi<text:span text:style-name="T2">)</text:span>. (p= 0.03 &lt; 0.05)</text:p>
      <text:p text:style-name="Standard"/>
      <text:p text:style-name="Standard"/>
      <text:p text:style-name="Standard"/>
      <text:p text:style-name="Standard"/>
      <text:p text:style-name="Standard"/>
      <text:p text:style-name="Standard">Klinik istemli ……. kişide HCV-RNA kantitatif olarak üretici firmanın önerilerine göre çalışıldı. </text:p>
      <text:p text:style-name="Standard"/>
      <text:p text:style-name="Standard"/>
      <text:p text:style-name="P4">PERVİN BAKIP DOGRU <text:span text:style-name="T4">DEGERLERI DOLDURACAK :</text:span></text:p>
      <text:p text:style-name="Standard">HBV-DNA tespiti için saptama sınırı: 6 IU/ml, lineer aralığı; 1,7- 1x108 IU/ml iken </text:p>
      <text:p text:style-name="Standard">HCV-RNA için: 8.8 IU/ml, lineer aralığı; 25-3,91x108 arasında olup,</text:p>
      <text:p text:style-name="Standard"><text:s/>HBV-DNA ve HCV-RNA için 10 IU/ml ve üst değerler pozitif kabul edildi. </text:p>
      <text:p text:style-name="Standard">İstatistiksel analiz SPSS 22.0.0 programında sayısal değerlerinin normal dağılıma uygunluk kontrolünde Kolmogorov Smirnov testi, kategorik değişkenler arasındaki ilişkiler ki-kare analizi ile test edildi.</text:p>
      <text:p text:style-name="Standard"/>
      <text:p text:style-name="Standard"/>
      <text:p text:style-name="Standard"/>
      <text:p text:style-name="P3">ARAŞTIR: </text:p>
      <text:p text:style-name="P3">HbsAg pozitif olan kişilerde HBV-DNA kaçında + ?</text:p>
      <text:p text:style-name="P4">HBV-DNA VE HCV-RNA aynı anda pozitif olan hasta var mı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class="extra"/>
    <style:style style:name="Table_20_Heading" style:display-name="Table Heading" style:family="paragraph" style:class="extra"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22-07-13T16:52:27</meta:creation-date>
    <dc:date>2022-07-13T17:17:50.981010705</dc:date>
    <meta:initial-creator>m</meta:initial-creator>
    <meta:editing-duration>PT14M10S</meta:editing-duration>
    <meta:editing-cycles>2</meta:editing-cycles>
    <meta:document-statistic meta:table-count="3" meta:image-count="0" meta:object-count="0" meta:page-count="2" meta:paragraph-count="114" meta:word-count="335" meta:character-count="2238" meta:non-whitespace-character-count="2000"/>
  </office:meta>
</office:document-meta>
</file>